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cm" svg:stroke-color="#7f7f7f" svg:stroke-opacity="100%" draw:stroke-linejoin="round" svg:stroke-linecap="round" draw:fill="none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939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dash" draw:stroke-dash="Dash_5f_1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885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987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799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837cm" fo:min-width="2.54cm" fo:padding-top="0.141cm" fo:padding-bottom="0.141cm" fo:padding-left="0.141cm" fo:padding-right="0.14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2.55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1.6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1.567cm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40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1.118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6" style:family="paragraph">
      <style:paragraph-properties fo:text-align="center" style:writing-mode="lr-tb"/>
      <style:text-properties fo:font-size="10pt" style:text-underline-style="none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text-underline-style="none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font-size="10pt" style:text-underline-style="none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line draw:style-name="gr1" draw:text-style-name="P1" draw:layer="layout" svg:x1="0cm" svg:y1="1.313cm" svg:x2="86.56cm" svg:y2="1.313cm">
          <text:p/>
        </draw:line>
        <draw:g xml:id="id20" draw:id="id20">
          <draw:g>
            <draw:polygon draw:style-name="gr2" draw:text-style-name="P2" draw:layer="layout" svg:width="4cm" svg:height="1.5cm" svg:x="21cm" svg:y="20.5cm" svg:viewBox="0 0 4001 1501" draw:points="0,1501 4001,1501 4001,0 0,0">
              <text:p/>
            </draw:polygon>
            <draw:polygon draw:style-name="gr3" draw:text-style-name="P1" draw:layer="layout" svg:width="4cm" svg:height="1.5cm" svg:x="21cm" svg:y="20.5cm" svg:viewBox="0 0 4001 1501" draw:points="0,1501 4001,1501 4001,0 0,0">
              <text:p/>
            </draw:polygon>
          </draw:g>
          <draw:frame draw:style-name="gr4" draw:text-style-name="P4" draw:layer="layout" svg:width="4cm" svg:height="1.5cm" svg:x="21cm" svg:y="20.5cm">
            <draw:text-box>
              <text:p text:style-name="P3"><text:span text:style-name="T1">Empleado</text:span></text:p>
            </draw:text-box>
          </draw:frame>
        </draw:g>
        <draw:g>
          <draw:g>
            <draw:polygon draw:style-name="gr2" draw:text-style-name="P2" draw:layer="layout" svg:width="2cm" svg:height="1.5cm" svg:x="27.5cm" svg:y="20.5cm" svg:viewBox="0 0 2001 1501" draw:points="1000,1501 2001,750 1000,0 0,750">
              <text:p/>
            </draw:polygon>
            <draw:polygon draw:style-name="gr3" draw:text-style-name="P1" draw:layer="layout" svg:width="2cm" svg:height="1.5cm" svg:x="27.5cm" svg:y="20.5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27.5cm" svg:y="20.5cm">
            <draw:text-box>
              <text:p text:style-name="P3"><text:span text:style-name="T1">Concede</text:span></text:p>
            </draw:text-box>
          </draw:frame>
        </draw:g>
        <draw:g>
          <draw:g>
            <draw:path draw:style-name="gr2" draw:text-style-name="P2" draw:layer="layout" svg:width="3.053cm" svg:height="1.499cm" svg:x="16.447cm" svg:y="20.5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16.447cm" svg:y="20.5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16.638cm" svg:y="20.594cm">
            <draw:text-box>
              <text:p text:style-name="P3"><text:span text:style-name="T1">Cargo</text:span></text:p>
            </draw:text-box>
          </draw:frame>
        </draw:g>
        <draw:g xml:id="id13" draw:id="id13">
          <draw:g>
            <draw:polygon draw:style-name="gr2" draw:text-style-name="P2" draw:layer="layout" svg:width="4cm" svg:height="1.5cm" svg:x="31.5cm" svg:y="20.5cm" svg:viewBox="0 0 4001 1501" draw:points="0,1501 4001,1501 4001,0 0,0">
              <text:p/>
            </draw:polygon>
            <draw:polygon draw:style-name="gr3" draw:text-style-name="P1" draw:layer="layout" svg:width="4cm" svg:height="1.5cm" svg:x="31.5cm" svg:y="20.5cm" svg:viewBox="0 0 4001 1501" draw:points="0,1501 4001,1501 4001,0 0,0">
              <text:p/>
            </draw:polygon>
          </draw:g>
          <draw:frame draw:style-name="gr4" draw:text-style-name="P4" draw:layer="layout" svg:width="4cm" svg:height="1.5cm" svg:x="31.5cm" svg:y="20.5cm">
            <draw:text-box>
              <text:p text:style-name="P3"><text:span text:style-name="T1">Credito</text:span></text:p>
            </draw:text-box>
          </draw:frame>
        </draw:g>
        <draw:g xml:id="id14" draw:id="id14">
          <draw:g>
            <draw:path draw:style-name="gr2" draw:text-style-name="P2" draw:layer="layout" svg:width="3.047cm" svg:height="1.396cm" svg:x="34.544cm" svg:y="17.272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  <draw:path draw:style-name="gr3" draw:text-style-name="P1" draw:layer="layout" svg:width="3.047cm" svg:height="1.396cm" svg:x="34.544cm" svg:y="17.272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</draw:g>
          <draw:frame draw:style-name="gr6" draw:text-style-name="P5" draw:layer="layout" svg:width="2.665cm" svg:height="1.221cm" svg:x="34.734cm" svg:y="17.36cm">
            <draw:text-box>
              <text:p text:style-name="P3"><text:span text:style-name="T1">Monto</text:span></text:p>
            </draw:text-box>
          </draw:frame>
        </draw:g>
        <draw:g>
          <draw:g>
            <draw:polygon draw:style-name="gr2" draw:text-style-name="P2" draw:layer="layout" svg:width="2cm" svg:height="1.5cm" svg:x="42.5cm" svg:y="20.5cm" svg:viewBox="0 0 2001 1501" draw:points="1000,1501 2001,750 1000,0 0,750">
              <text:p/>
            </draw:polygon>
            <draw:polygon draw:style-name="gr3" draw:text-style-name="P1" draw:layer="layout" svg:width="2cm" svg:height="1.5cm" svg:x="42.5cm" svg:y="20.5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42.5cm" svg:y="20.5cm">
            <draw:text-box>
              <text:p text:style-name="P3"><text:span text:style-name="T1">Pertenece</text:span></text:p>
            </draw:text-box>
          </draw:frame>
        </draw:g>
        <draw:g>
          <draw:g>
            <draw:polygon draw:style-name="gr2" draw:text-style-name="P2" draw:layer="layout" svg:width="4cm" svg:height="1.5cm" svg:x="51cm" svg:y="20.5cm" svg:viewBox="0 0 4001 1501" draw:points="0,1501 4001,1501 4001,0 0,0">
              <text:p/>
            </draw:polygon>
            <draw:polygon draw:style-name="gr3" draw:text-style-name="P1" draw:layer="layout" svg:width="4cm" svg:height="1.5cm" svg:x="51cm" svg:y="20.5cm" svg:viewBox="0 0 4001 1501" draw:points="0,1501 4001,1501 4001,0 0,0">
              <text:p/>
            </draw:polygon>
          </draw:g>
          <draw:frame draw:style-name="gr4" draw:text-style-name="P4" draw:layer="layout" svg:width="4cm" svg:height="1.5cm" svg:x="51cm" svg:y="20.5cm">
            <draw:text-box>
              <text:p text:style-name="P3"><text:span text:style-name="T1">Cliente</text:span></text:p>
            </draw:text-box>
          </draw:frame>
        </draw:g>
        <draw:line draw:style-name="gr7" draw:text-style-name="P1" xml:id="id16" draw:id="id16" draw:layer="layout" svg:x1="35.5cm" svg:y1="21.25cm" svg:x2="42.5cm" svg:y2="21.25cm">
          <text:p/>
        </draw:line>
        <draw:g>
          <draw:g>
            <draw:polygon draw:style-name="gr2" draw:text-style-name="P2" draw:layer="layout" svg:width="4cm" svg:height="1.5cm" svg:x="24.4cm" svg:y="6.088cm" svg:viewBox="0 0 4001 1501" draw:points="0,1501 4001,1501 4001,0 0,0">
              <text:p/>
            </draw:polygon>
            <draw:polygon draw:style-name="gr3" draw:text-style-name="P1" draw:layer="layout" svg:width="4cm" svg:height="1.5cm" svg:x="24.4cm" svg:y="6.088cm" svg:viewBox="0 0 4001 1501" draw:points="0,1501 4001,1501 4001,0 0,0">
              <text:p/>
            </draw:polygon>
          </draw:g>
          <draw:frame draw:style-name="gr4" draw:text-style-name="P4" draw:layer="layout" svg:width="4cm" svg:height="1.5cm" svg:x="24.4cm" svg:y="6.088cm">
            <draw:text-box>
              <text:p text:style-name="P3"><text:span text:style-name="T1">Persona</text:span></text:p>
            </draw:text-box>
          </draw:frame>
        </draw:g>
        <draw:g>
          <draw:g>
            <draw:path draw:style-name="gr2" draw:text-style-name="P2" draw:layer="layout" svg:width="2.002cm" svg:height="1.353cm" svg:x="19.416cm" svg:y="1.655cm" svg:viewBox="0 0 2003 1354" svg:d="M1 687c0-7-1-13-1-21 0-122 42-227 135-333 92-106 206-182 366-244 160-61 316-89 500-89 185 0 341 28 501 89 160 62 274 138 366 244 93 106 135 211 135 333 0 8-1 14-1 21 0 123-42 228-134 334s-207 183-366 244c-160 61-316 89-500 89-185 0-341-28-501-89-159-61-274-138-366-244s-134-211-134-334z">
              <text:p/>
            </draw:path>
            <draw:path draw:style-name="gr8" draw:text-style-name="P1" draw:layer="layout" svg:width="2.002cm" svg:height="1.353cm" svg:x="19.416cm" svg:y="1.655cm" svg:viewBox="0 0 2003 1354" svg:d="M1 687c0-7-1-13-1-21 0-122 42-227 135-333 92-106 206-182 366-244 160-61 316-89 500-89 185 0 341 28 501 89 160 62 274 138 366 244 93 106 135 211 135 333 0 8-1 14-1 21 0 123-42 228-134 334s-207 183-366 244c-160 61-316 89-500 89-185 0-341-28-501-89-159-61-274-138-366-244s-134-211-134-334z">
              <text:p/>
            </draw:path>
          </draw:g>
          <draw:frame draw:style-name="gr9" draw:text-style-name="P4" draw:layer="layout" svg:width="1.75cm" svg:height="1.167cm" svg:x="19.541cm" svg:y="1.739cm">
            <draw:text-box>
              <text:p text:style-name="P3"><text:span text:style-name="T1">Nombres</text:span></text:p>
            </draw:text-box>
          </draw:frame>
        </draw:g>
        <draw:g>
          <draw:g>
            <draw:path draw:style-name="gr2" draw:text-style-name="P2" draw:layer="layout" svg:width="2cm" svg:height="1.332cm" svg:x="21.863cm" svg:y="1.145cm" svg:viewBox="0 0 2001 1333" svg:d="M0 666c0-122 42-227 134-333s207-183 366-244c160-61 316-89 500-89 185 0 341 28 501 89 159 61 274 138 366 244s134 211 134 333c0 123-42 228-134 334s-207 183-366 244c-160 61-316 89-500 89-185 0-341-28-501-89-159-61-274-138-366-244s-134-211-134-334z">
              <text:p/>
            </draw:path>
            <draw:path draw:style-name="gr8" draw:text-style-name="P1" draw:layer="layout" svg:width="2cm" svg:height="1.332cm" svg:x="21.863cm" svg:y="1.145cm" svg:viewBox="0 0 2001 1333" svg:d="M0 666c0-122 42-227 134-333s207-183 366-244c160-61 316-89 500-89 185 0 341 28 501 89 159 61 274 138 366 244s134 211 134 333c0 123-42 228-134 334s-207 183-366 244c-160 61-316 89-500 89-185 0-341-28-501-89-159-61-274-138-366-244s-134-211-134-334z">
              <text:p/>
            </draw:path>
          </draw:g>
          <draw:frame draw:style-name="gr9" draw:text-style-name="P4" draw:layer="layout" svg:width="1.75cm" svg:height="1.167cm" svg:x="21.988cm" svg:y="1.229cm">
            <draw:text-box>
              <text:p text:style-name="P3"><text:span text:style-name="T1">Apellidos</text:span></text:p>
            </draw:text-box>
          </draw:frame>
        </draw:g>
        <draw:g>
          <draw:g>
            <draw:path draw:style-name="gr2" draw:text-style-name="P2" draw:layer="layout" svg:width="3.053cm" svg:height="1.499cm" svg:x="21.863cm" svg:y="3.088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  <draw:path draw:style-name="gr3" draw:text-style-name="P1" draw:layer="layout" svg:width="3.053cm" svg:height="1.499cm" svg:x="21.863cm" svg:y="3.088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</draw:g>
          <draw:frame draw:style-name="gr5" draw:text-style-name="P4" draw:layer="layout" svg:width="2.671cm" svg:height="1.312cm" svg:x="22.054cm" svg:y="3.182cm">
            <draw:text-box>
              <text:p text:style-name="P3"><text:span text:style-name="T1">Nombre</text:span></text:p>
            </draw:text-box>
          </draw:frame>
        </draw:g>
        <draw:g>
          <draw:g>
            <draw:path draw:style-name="gr2" draw:text-style-name="P2" draw:layer="layout" svg:width="3.053cm" svg:height="1.499cm" svg:x="24.03cm" svg:y="1.645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24.03cm" svg:y="1.645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24.221cm" svg:y="1.739cm">
            <draw:text-box>
              <text:p text:style-name="P3"><text:span text:style-name="T1">DUI</text:span></text:p>
            </draw:text-box>
          </draw:frame>
        </draw:g>
        <draw:g>
          <draw:g>
            <draw:path draw:style-name="gr2" draw:text-style-name="P2" draw:layer="layout" svg:width="3.053cm" svg:height="1.499cm" svg:x="18.9cm" svg:y="4.036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  <draw:path draw:style-name="gr3" draw:text-style-name="P1" draw:layer="layout" svg:width="3.053cm" svg:height="1.499cm" svg:x="18.9cm" svg:y="4.036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</draw:g>
          <draw:frame draw:style-name="gr5" draw:text-style-name="P4" draw:layer="layout" svg:width="2.671cm" svg:height="1.312cm" svg:x="19.091cm" svg:y="4.13cm">
            <draw:text-box>
              <text:p text:style-name="P3"><text:span text:style-name="T1">Dirección</text:span></text:p>
            </draw:text-box>
          </draw:frame>
        </draw:g>
        <draw:g>
          <draw:g>
            <draw:path draw:style-name="gr2" draw:text-style-name="P2" draw:layer="layout" svg:width="3.053cm" svg:height="1.499cm" svg:x="19.916cm" svg:y="6.286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19.916cm" svg:y="6.286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20.107cm" svg:y="6.38cm">
            <draw:text-box>
              <text:p text:style-name="P3"><text:span text:style-name="T1">Fecha de Nacimiento</text:span></text:p>
            </draw:text-box>
          </draw:frame>
        </draw:g>
        <draw:g>
          <draw:g>
            <draw:path draw:style-name="gr2" draw:text-style-name="P2" draw:layer="layout" svg:width="3.053cm" svg:height="1.499cm" svg:x="20.9cm" svg:y="8.536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20.9cm" svg:y="8.536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21.091cm" svg:y="8.63cm">
            <draw:text-box>
              <text:p text:style-name="P3"><text:span text:style-name="T1">NIT</text:span></text:p>
            </draw:text-box>
          </draw:frame>
        </draw:g>
        <draw:g>
          <draw:g>
            <draw:path draw:style-name="gr2" draw:text-style-name="P2" draw:layer="layout" svg:width="3.053cm" svg:height="1.499cm" svg:x="30.347cm" svg:y="5.231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30.099cm" svg:y="5.207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30.476cm" svg:y="5.334cm">
            <draw:text-box>
              <text:p text:style-name="P3"><text:span text:style-name="T1">Genéro</text:span></text:p>
            </draw:text-box>
          </draw:frame>
        </draw:g>
        <draw:g>
          <draw:g>
            <draw:path draw:style-name="gr2" draw:text-style-name="P2" draw:layer="layout" svg:width="3.053cm" svg:height="1.499cm" svg:x="27.072cm" svg:y="2.153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  <draw:path draw:style-name="gr3" draw:text-style-name="P1" draw:layer="layout" svg:width="3.053cm" svg:height="1.499cm" svg:x="27.072cm" svg:y="2.153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</draw:g>
          <draw:frame draw:style-name="gr5" draw:text-style-name="P4" draw:layer="layout" svg:width="2.671cm" svg:height="1.312cm" svg:x="27.39cm" svg:y="2.397cm">
            <draw:text-box>
              <text:p text:style-name="P3"><text:span text:style-name="T1">Teléfono</text:span></text:p>
            </draw:text-box>
          </draw:frame>
        </draw:g>
        <draw:line draw:style-name="gr7" draw:text-style-name="P1" draw:layer="layout" svg:x1="20.416cm" svg:y1="2.989cm" svg:x2="23.391cm" svg:y2="3.089cm">
          <text:p/>
        </draw:line>
        <draw:line draw:style-name="gr7" draw:text-style-name="P1" draw:layer="layout" svg:x1="22.863cm" svg:y1="2.479cm" svg:x2="23.39cm" svg:y2="3.089cm">
          <text:p/>
        </draw:line>
        <draw:line draw:style-name="gr7" draw:text-style-name="P1" draw:layer="layout" svg:x1="23.39cm" svg:y1="4.588cm" svg:x2="26.401cm" svg:y2="6.089cm">
          <text:p/>
        </draw:line>
        <draw:line draw:style-name="gr7" draw:text-style-name="P1" draw:layer="layout" svg:x1="25.554cm" svg:y1="3.042cm" svg:x2="26.4cm" svg:y2="6.089cm">
          <text:p/>
        </draw:line>
        <draw:line draw:style-name="gr7" draw:text-style-name="P1" draw:layer="layout" svg:x1="21.953cm" svg:y1="4.786cm" svg:x2="24.401cm" svg:y2="6.839cm">
          <text:p/>
        </draw:line>
        <draw:line draw:style-name="gr7" draw:text-style-name="P1" draw:layer="layout" svg:x1="22.969cm" svg:y1="7.038cm" svg:x2="24.401cm" svg:y2="6.838cm">
          <text:p/>
        </draw:line>
        <draw:line draw:style-name="gr7" draw:text-style-name="P1" draw:layer="layout" svg:x1="22.426cm" svg:y1="8.537cm" svg:x2="24.401cm" svg:y2="6.838cm">
          <text:p/>
        </draw:line>
        <draw:line draw:style-name="gr7" draw:text-style-name="P1" draw:layer="layout" svg:x1="30.099cm" svg:y1="5.969cm" svg:x2="28.4cm" svg:y2="6.838cm">
          <text:p/>
        </draw:line>
        <draw:line draw:style-name="gr7" draw:text-style-name="P1" draw:layer="layout" svg:x1="27.84cm" svg:y1="3.55cm" svg:x2="26.4cm" svg:y2="6.089cm">
          <text:p/>
        </draw:line>
        <draw:g xml:id="id24" draw:id="id24">
          <draw:g>
            <draw:polygon draw:style-name="gr2" draw:text-style-name="P2" draw:layer="layout" svg:width="2cm" svg:height="1.269cm" svg:x="35.941cm" svg:y="32.131cm" svg:viewBox="0 0 2001 1270" draw:points="1000,1270 2001,635 1000,0 0,635">
              <text:p/>
            </draw:polygon>
            <draw:polygon draw:style-name="gr3" draw:text-style-name="P1" draw:layer="layout" svg:width="2cm" svg:height="1.269cm" svg:x="35.941cm" svg:y="32.131cm" svg:viewBox="0 0 2001 1270" draw:points="1000,1270 2001,635 1000,0 0,635">
              <text:p/>
            </draw:polygon>
          </draw:g>
          <draw:frame draw:style-name="gr10" draw:text-style-name="P5" draw:layer="layout" svg:width="2cm" svg:height="1.269cm" svg:x="35.941cm" svg:y="32.131cm">
            <draw:text-box>
              <text:p text:style-name="P3"><text:span text:style-name="T1">Tiene</text:span></text:p>
            </draw:text-box>
          </draw:frame>
        </draw:g>
        <draw:line draw:style-name="gr7" draw:text-style-name="P1" draw:layer="layout" svg:x1="29.5cm" svg:y1="21.25cm" svg:x2="31.5cm" svg:y2="21.25cm">
          <text:p/>
        </draw:line>
        <draw:line draw:style-name="gr7" draw:text-style-name="P1" draw:layer="layout" svg:x1="21cm" svg:y1="21.25cm" svg:x2="19.5cm" svg:y2="21.25cm">
          <text:p/>
        </draw:line>
        <draw:g>
          <draw:g>
            <draw:polygon draw:style-name="gr2" draw:text-style-name="P2" draw:layer="layout" svg:width="2cm" svg:height="2cm" svg:x="25.4cm" svg:y="9.2cm" svg:viewBox="0 0 2001 2001" draw:points="2001,0 1001,2001 0,0">
              <text:p/>
            </draw:polygon>
            <draw:polygon draw:style-name="gr3" draw:text-style-name="P1" draw:layer="layout" svg:width="2cm" svg:height="2cm" svg:x="25.4cm" svg:y="9.2cm" svg:viewBox="0 0 2001 2001" draw:points="2001,0 1001,2001 0,0">
              <text:p/>
            </draw:polygon>
          </draw:g>
          <draw:frame draw:style-name="gr11" draw:text-style-name="P4" draw:layer="layout" svg:width="2cm" svg:height="1.333cm" svg:x="25.4cm" svg:y="9.2cm">
            <draw:text-box>
              <text:p text:style-name="P3"><text:span text:style-name="T1">Hereda</text:span></text:p>
            </draw:text-box>
          </draw:frame>
        </draw:g>
        <draw:line draw:style-name="gr7" draw:text-style-name="P1" draw:layer="layout" svg:x1="26.4cm" svg:y1="7.588cm" svg:x2="26.4cm" svg:y2="9.2cm">
          <text:p/>
        </draw:line>
        <draw:line draw:style-name="gr7" draw:text-style-name="P1" draw:layer="layout" svg:x1="26.416cm" svg:y1="11.176cm" svg:x2="23cm" svg:y2="20.501cm">
          <text:p/>
        </draw:line>
        <draw:line draw:style-name="gr7" draw:text-style-name="P1" draw:layer="layout" svg:x1="25cm" svg:y1="21.25cm" svg:x2="27.5cm" svg:y2="21.25cm">
          <text:p/>
        </draw:line>
        <draw:line draw:style-name="gr7" draw:text-style-name="P1" xml:id="id12" draw:id="id12" draw:layer="layout" svg:x1="33.5cm" svg:y1="22cm" svg:x2="33.528cm" svg:y2="35.687cm">
          <text:p/>
        </draw:line>
        <draw:polyline draw:style-name="gr7" draw:text-style-name="P1" draw:layer="layout" svg:width="26.584cm" svg:height="9.451cm" svg:x="26.416cm" svg:y="11.049cm" svg:viewBox="0 0 26585 9452" draw:points="0,127 26543,0 26585,9452">
          <text:p/>
        </draw:polyline>
        <draw:g>
          <draw:g>
            <draw:polygon draw:style-name="gr2" draw:text-style-name="P2" draw:layer="layout" svg:width="4cm" svg:height="1.5cm" svg:x="31.538cm" svg:y="38.65cm" svg:viewBox="0 0 4001 1501" draw:points="0,1501 4001,1501 4001,0 0,0">
              <text:p/>
            </draw:polygon>
            <draw:polygon draw:style-name="gr3" draw:text-style-name="P1" draw:layer="layout" svg:width="4cm" svg:height="1.5cm" svg:x="31.538cm" svg:y="38.65cm" svg:viewBox="0 0 4001 1501" draw:points="0,1501 4001,1501 4001,0 0,0">
              <text:p/>
            </draw:polygon>
          </draw:g>
          <draw:frame draw:style-name="gr4" draw:text-style-name="P4" draw:layer="layout" svg:width="4cm" svg:height="1.5cm" svg:x="31.538cm" svg:y="38.65cm">
            <draw:text-box>
              <text:p text:style-name="P3"><text:span text:style-name="T1">Garantia</text:span></text:p>
            </draw:text-box>
          </draw:frame>
        </draw:g>
        <draw:g>
          <draw:g>
            <draw:path draw:style-name="gr2" draw:text-style-name="P2" draw:layer="layout" svg:width="3.053cm" svg:height="1.5cm" svg:x="30.109cm" svg:y="41.65cm" svg:viewBox="0 0 3054 1501" svg:d="M0 751c0-138 64-256 205-376 140-119 315-205 558-274 244-70 483-101 764-101s520 31 763 101c244 69 419 155 559 274 141 120 205 238 205 376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5cm" svg:x="30.109cm" svg:y="41.65cm" svg:viewBox="0 0 3054 1501" svg:d="M0 751c0-138 64-256 205-376 140-119 315-205 558-274 244-70 483-101 764-101s520 31 763 101c244 69 419 155 559 274 141 120 205 238 205 376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30.3cm" svg:y="41.744cm">
            <draw:text-box>
              <text:p text:style-name="P3"><text:span text:style-name="T1">Tipo de garantia</text:span></text:p>
            </draw:text-box>
          </draw:frame>
        </draw:g>
        <draw:line draw:style-name="gr7" draw:text-style-name="P1" draw:layer="layout" svg:x1="33.539cm" svg:y1="40.15cm" svg:x2="31.635cm" svg:y2="41.651cm">
          <text:p/>
        </draw:line>
        <draw:g>
          <draw:g>
            <draw:path draw:style-name="gr2" draw:text-style-name="P2" draw:layer="layout" svg:width="3.053cm" svg:height="1.5cm" svg:x="33.585cm" svg:y="41.65cm" svg:viewBox="0 0 3054 1501" svg:d="M0 751c0-138 64-256 205-376 140-119 315-205 558-274 244-70 483-101 764-101s520 31 763 101c244 69 419 155 559 274 141 120 205 238 205 376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5cm" svg:x="33.585cm" svg:y="41.65cm" svg:viewBox="0 0 3054 1501" svg:d="M0 751c0-138 64-256 205-376 140-119 315-205 558-274 244-70 483-101 764-101s520 31 763 101c244 69 419 155 559 274 141 120 205 238 205 376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33.776cm" svg:y="41.744cm">
            <draw:text-box>
              <text:p text:style-name="P3"><text:span text:style-name="T1">Valoracion real</text:span></text:p>
            </draw:text-box>
          </draw:frame>
        </draw:g>
        <draw:line draw:style-name="gr7" draw:text-style-name="P1" draw:layer="layout" svg:x1="33.538cm" svg:y1="40.15cm" svg:x2="35.113cm" svg:y2="41.651cm">
          <text:p/>
        </draw:line>
        <draw:g xml:id="id18" draw:id="id18">
          <draw:g>
            <draw:path draw:style-name="gr2" draw:text-style-name="P2" draw:layer="layout" svg:width="3.053cm" svg:height="1.499cm" svg:x="37.332cm" svg:y="23.241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  <draw:path draw:style-name="gr3" draw:text-style-name="P1" draw:layer="layout" svg:width="3.053cm" svg:height="1.499cm" svg:x="37.332cm" svg:y="23.241cm" svg:viewBox="0 0 3054 1500" svg:d="M0 749c0-137 64-255 205-374 140-120 315-206 558-275 244-69 483-100 764-100s520 31 763 100c244 69 419 155 559 275 141 119 205 237 205 374 0 139-64 256-205 376-140 119-315 205-558 274-244 70-483 101-764 101s-520-31-763-101c-244-69-419-155-559-274-141-120-205-237-205-376z">
              <text:p/>
            </draw:path>
          </draw:g>
          <draw:frame draw:style-name="gr5" draw:text-style-name="P4" draw:layer="layout" svg:width="2.671cm" svg:height="1.312cm" svg:x="37.523cm" svg:y="23.335cm">
            <draw:text-box>
              <text:p text:style-name="P3"><text:span text:style-name="T1">Fecha</text:span></text:p>
            </draw:text-box>
          </draw:frame>
        </draw:g>
        <draw:line draw:style-name="gr7" draw:text-style-name="P1" draw:layer="layout" svg:x1="33.538cm" svg:y1="37.15cm" svg:x2="33.538cm" svg:y2="38.649cm">
          <text:p/>
        </draw:line>
        <draw:g xml:id="id25" draw:id="id25">
          <draw:g>
            <draw:polygon draw:style-name="gr2" draw:text-style-name="P2" draw:layer="layout" svg:width="4cm" svg:height="1.5cm" svg:x="41.084cm" svg:y="34.82cm" svg:viewBox="0 0 4001 1501" draw:points="0,1501 4001,1501 4001,0 0,0">
              <text:p/>
            </draw:polygon>
            <draw:polygon draw:style-name="gr3" draw:text-style-name="P1" draw:layer="layout" svg:width="4cm" svg:height="1.5cm" svg:x="41.084cm" svg:y="34.82cm" svg:viewBox="0 0 4001 1501" draw:points="0,1501 4001,1501 4001,0 0,0">
              <text:p/>
            </draw:polygon>
          </draw:g>
          <draw:frame draw:style-name="gr4" draw:text-style-name="P4" draw:layer="layout" svg:width="4cm" svg:height="1.5cm" svg:x="41.084cm" svg:y="34.82cm">
            <draw:text-box>
              <text:p text:style-name="P3"><text:span text:style-name="T1">Politica</text:span></text:p>
            </draw:text-box>
          </draw:frame>
        </draw:g>
        <draw:line draw:style-name="gr7" draw:text-style-name="P1" draw:layer="layout" svg:x1="44.5cm" svg:y1="21.25cm" svg:x2="51cm" svg:y2="21.25cm">
          <text:p/>
        </draw:line>
        <draw:g>
          <draw:g>
            <draw:path draw:style-name="gr2" draw:text-style-name="P2" draw:layer="layout" svg:width="3.053cm" svg:height="1.5cm" svg:x="45.558cm" svg:y="33.02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45.558cm" svg:y="33.02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45.749cm" svg:y="33.114cm">
            <draw:text-box>
              <text:p text:style-name="P3"><text:span text:style-name="T1">Dias de cobro</text:span></text:p>
            </draw:text-box>
          </draw:frame>
        </draw:g>
        <draw:g>
          <draw:g>
            <draw:path draw:style-name="gr2" draw:text-style-name="P2" draw:layer="layout" svg:width="3.053cm" svg:height="1.5cm" svg:x="47.384cm" svg:y="34.47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  <draw:path draw:style-name="gr3" draw:text-style-name="P1" draw:layer="layout" svg:width="3.053cm" svg:height="1.5cm" svg:x="47.384cm" svg:y="34.47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</draw:g>
          <draw:frame draw:style-name="gr5" draw:text-style-name="P4" draw:layer="layout" svg:width="2.671cm" svg:height="1.312cm" svg:x="47.575cm" svg:y="34.564cm">
            <draw:text-box>
              <text:p text:style-name="P3"><text:span text:style-name="T1">Tasa de interes</text:span></text:p>
            </draw:text-box>
          </draw:frame>
        </draw:g>
        <draw:line draw:style-name="gr7" draw:text-style-name="P1" draw:layer="layout" svg:x1="45.559cm" svg:y1="33.77cm" svg:x2="45.084cm" svg:y2="35.571cm">
          <text:p/>
        </draw:line>
        <draw:line draw:style-name="gr7" draw:text-style-name="P1" draw:layer="layout" svg:x1="47.385cm" svg:y1="35.22cm" svg:x2="45.084cm" svg:y2="35.571cm">
          <text:p/>
        </draw:line>
        <draw:g>
          <draw:g>
            <draw:polygon draw:style-name="gr2" draw:text-style-name="P2" draw:layer="layout" svg:width="4cm" svg:height="1.5cm" svg:x="13.395cm" svg:y="28.163cm" svg:viewBox="0 0 4001 1501" draw:points="0,1501 4001,1501 4001,0 0,0">
              <text:p/>
            </draw:polygon>
            <draw:polygon draw:style-name="gr3" draw:text-style-name="P1" draw:layer="layout" svg:width="4cm" svg:height="1.5cm" svg:x="13.395cm" svg:y="28.163cm" svg:viewBox="0 0 4001 1501" draw:points="0,1501 4001,1501 4001,0 0,0">
              <text:p/>
            </draw:polygon>
          </draw:g>
          <draw:frame draw:style-name="gr4" draw:text-style-name="P4" draw:layer="layout" svg:width="4cm" svg:height="1.5cm" svg:x="13.395cm" svg:y="28.163cm">
            <draw:text-box>
              <text:p text:style-name="P3"><text:span text:style-name="T1">Activo Fijo</text:span></text:p>
            </draw:text-box>
          </draw:frame>
        </draw:g>
        <draw:g>
          <draw:g>
            <draw:polygon draw:style-name="gr2" draw:text-style-name="P2" draw:layer="layout" svg:width="2cm" svg:height="1.5cm" svg:x="14.395cm" svg:y="24.5cm" svg:viewBox="0 0 2001 1501" draw:points="1000,1501 2001,750 1000,0 0,750">
              <text:p/>
            </draw:polygon>
            <draw:polygon draw:style-name="gr3" draw:text-style-name="P1" draw:layer="layout" svg:width="2cm" svg:height="1.5cm" svg:x="14.395cm" svg:y="24.5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14.395cm" svg:y="24.5cm">
            <draw:text-box>
              <text:p text:style-name="P3"><text:span text:style-name="T1">Registra</text:span></text:p>
            </draw:text-box>
          </draw:frame>
        </draw:g>
        <draw:line draw:style-name="gr7" draw:text-style-name="P1" draw:layer="layout" svg:x1="23.001cm" svg:y1="22cm" svg:x2="15.395cm" svg:y2="24.501cm">
          <text:p/>
        </draw:line>
        <draw:line draw:style-name="gr7" draw:text-style-name="P1" draw:layer="layout" svg:x1="15.395cm" svg:y1="26cm" svg:x2="15.395cm" svg:y2="28.162cm">
          <text:p/>
        </draw:line>
        <draw:g>
          <draw:g>
            <draw:path draw:style-name="gr2" draw:text-style-name="P2" draw:layer="layout" svg:width="2.749cm" svg:height="1.351cm" svg:x="9.225cm" svg:y="27.325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9.225cm" svg:y="27.325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9.396cm" svg:y="27.409cm">
            <draw:text-box>
              <text:p text:style-name="P3"><text:span text:style-name="T1">Nombre</text:span></text:p>
            </draw:text-box>
          </draw:frame>
        </draw:g>
        <draw:g>
          <draw:g>
            <draw:path draw:style-name="gr2" draw:text-style-name="P2" draw:layer="layout" svg:width="2.749cm" svg:height="1.351cm" svg:x="8.646cm" svg:y="29.108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8.646cm" svg:y="29.108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8.818cm" svg:y="29.192cm">
            <draw:text-box>
              <text:p text:style-name="P3"><text:span text:style-name="T1">Precio</text:span></text:p>
            </draw:text-box>
          </draw:frame>
        </draw:g>
        <draw:g>
          <draw:g>
            <draw:path draw:style-name="gr2" draw:text-style-name="P2" draw:layer="layout" svg:width="2.514cm" svg:height="1.234cm" svg:x="15.325cm" svg:y="26.521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  <draw:path draw:style-name="gr3" draw:text-style-name="P1" draw:layer="layout" svg:width="2.514cm" svg:height="1.234cm" svg:x="15.325cm" svg:y="26.521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</draw:g>
          <draw:frame draw:style-name="gr13" draw:text-style-name="P4" draw:layer="layout" svg:width="2.2cm" svg:height="1.081cm" svg:x="15.482cm" svg:y="26.599cm">
            <draw:text-box>
              <text:p text:style-name="P3"><text:span text:style-name="T1">Procedencia</text:span></text:p>
            </draw:text-box>
          </draw:frame>
        </draw:g>
        <draw:g>
          <draw:g>
            <draw:path draw:style-name="gr2" draw:text-style-name="P2" draw:layer="layout" svg:width="2.749cm" svg:height="1.351cm" svg:x="12.52cm" svg:y="26.40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12.52cm" svg:y="26.40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12.692cm" svg:y="26.49cm">
            <draw:text-box>
              <text:p text:style-name="P3"><text:span text:style-name="T1">Descripcion</text:span></text:p>
            </draw:text-box>
          </draw:frame>
        </draw:g>
        <draw:line draw:style-name="gr7" draw:text-style-name="P1" draw:layer="layout" svg:x1="16.583cm" svg:y1="27.757cm" svg:x2="15.395cm" svg:y2="28.164cm">
          <text:p/>
        </draw:line>
        <draw:line draw:style-name="gr7" draw:text-style-name="P1" draw:layer="layout" svg:x1="13.895cm" svg:y1="27.757cm" svg:x2="15.396cm" svg:y2="28.164cm">
          <text:p/>
        </draw:line>
        <draw:line draw:style-name="gr7" draw:text-style-name="P1" draw:layer="layout" svg:x1="11.974cm" svg:y1="28cm" svg:x2="13.396cm" svg:y2="28.914cm">
          <text:p/>
        </draw:line>
        <draw:line draw:style-name="gr7" draw:text-style-name="P1" draw:layer="layout" svg:x1="10.02cm" svg:y1="29.109cm" svg:x2="13.395cm" svg:y2="28.913cm">
          <text:p/>
        </draw:line>
        <draw:g>
          <draw:g>
            <draw:polygon draw:style-name="gr2" draw:text-style-name="P2" draw:layer="layout" svg:width="4cm" svg:height="1.5cm" svg:x="21.789cm" svg:y="28.163cm" svg:viewBox="0 0 4001 1501" draw:points="0,1501 4001,1501 4001,0 0,0">
              <text:p/>
            </draw:polygon>
            <draw:polygon draw:style-name="gr3" draw:text-style-name="P1" draw:layer="layout" svg:width="4cm" svg:height="1.5cm" svg:x="21.789cm" svg:y="28.163cm" svg:viewBox="0 0 4001 1501" draw:points="0,1501 4001,1501 4001,0 0,0">
              <text:p/>
            </draw:polygon>
          </draw:g>
          <draw:frame draw:style-name="gr4" draw:text-style-name="P4" draw:layer="layout" svg:width="4cm" svg:height="1.5cm" svg:x="21.789cm" svg:y="28.163cm">
            <draw:text-box>
              <text:p text:style-name="P3"><text:span text:style-name="T1">Activos dado de baja</text:span></text:p>
            </draw:text-box>
          </draw:frame>
        </draw:g>
        <draw:g>
          <draw:g>
            <draw:polygon draw:style-name="gr2" draw:text-style-name="P2" draw:layer="layout" svg:width="2cm" svg:height="1.5cm" svg:x="18.816cm" svg:y="28.163cm" svg:viewBox="0 0 2001 1501" draw:points="1000,1501 2001,750 1000,0 0,750">
              <text:p/>
            </draw:polygon>
            <draw:polygon draw:style-name="gr3" draw:text-style-name="P1" draw:layer="layout" svg:width="2cm" svg:height="1.5cm" svg:x="18.816cm" svg:y="28.163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18.816cm" svg:y="28.163cm">
            <draw:text-box>
              <text:p text:style-name="P3"><text:span text:style-name="T1">Pasa</text:span></text:p>
            </draw:text-box>
          </draw:frame>
        </draw:g>
        <draw:line draw:style-name="gr7" draw:text-style-name="P1" xml:id="id23" draw:id="id23" draw:layer="layout" svg:x1="17.395cm" svg:y1="28.913cm" svg:x2="18.816cm" svg:y2="28.913cm">
          <text:p/>
        </draw:line>
        <draw:g>
          <draw:g>
            <draw:polygon draw:style-name="gr2" draw:text-style-name="P2" draw:layer="layout" svg:width="2cm" svg:height="1.5cm" svg:x="21.789cm" svg:y="25cm" svg:viewBox="0 0 2001 1501" draw:points="1000,1501 2001,751 1000,0 0,751">
              <text:p/>
            </draw:polygon>
            <draw:polygon draw:style-name="gr3" draw:text-style-name="P1" draw:layer="layout" svg:width="2cm" svg:height="1.5cm" svg:x="21.789cm" svg:y="25cm" svg:viewBox="0 0 2001 1501" draw:points="1000,1501 2001,751 1000,0 0,751">
              <text:p/>
            </draw:polygon>
          </draw:g>
          <draw:frame draw:style-name="gr4" draw:text-style-name="P4" draw:layer="layout" svg:width="2cm" svg:height="1.5cm" svg:x="21.789cm" svg:y="25cm">
            <draw:text-box>
              <text:p text:style-name="P3"><text:span text:style-name="T1">Da de baja</text:span></text:p>
            </draw:text-box>
          </draw:frame>
        </draw:g>
        <draw:line draw:style-name="gr7" draw:text-style-name="P1" draw:layer="layout" svg:x1="23cm" svg:y1="22cm" svg:x2="22.86cm" svg:y2="25.019cm">
          <text:p/>
        </draw:line>
        <draw:g>
          <draw:g>
            <draw:path draw:style-name="gr2" draw:text-style-name="P2" draw:layer="layout" svg:width="2.514cm" svg:height="1.234cm" svg:x="23.6cm" svg:y="30.583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  <draw:path draw:style-name="gr3" draw:text-style-name="P1" draw:layer="layout" svg:width="2.514cm" svg:height="1.234cm" svg:x="23.6cm" svg:y="30.583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</draw:g>
          <draw:frame draw:style-name="gr13" draw:text-style-name="P4" draw:layer="layout" svg:width="2.2cm" svg:height="1.081cm" svg:x="23.757cm" svg:y="30.661cm">
            <draw:text-box>
              <text:p text:style-name="P3"><text:span text:style-name="T1">Fecha</text:span></text:p>
            </draw:text-box>
          </draw:frame>
        </draw:g>
        <draw:g>
          <draw:g>
            <draw:path draw:style-name="gr2" draw:text-style-name="P2" draw:layer="layout" svg:width="2.514cm" svg:height="1.234cm" svg:x="20.243cm" svg:y="30.583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  <draw:path draw:style-name="gr3" draw:text-style-name="P1" draw:layer="layout" svg:width="2.514cm" svg:height="1.234cm" svg:x="20.243cm" svg:y="30.583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</draw:g>
          <draw:frame draw:style-name="gr13" draw:text-style-name="P4" draw:layer="layout" svg:width="2.2cm" svg:height="1.081cm" svg:x="20.4cm" svg:y="30.661cm">
            <draw:text-box>
              <text:p text:style-name="P3"><text:span text:style-name="T1">Motivo</text:span></text:p>
            </draw:text-box>
          </draw:frame>
        </draw:g>
        <draw:line draw:style-name="gr7" draw:text-style-name="P1" draw:layer="layout" svg:x1="23.791cm" svg:y1="29.663cm" svg:x2="21.5cm" svg:y2="30.584cm">
          <text:p/>
        </draw:line>
        <draw:line draw:style-name="gr7" draw:text-style-name="P1" draw:layer="layout" svg:x1="24.857cm" svg:y1="30.584cm" svg:x2="23.789cm" svg:y2="29.663cm">
          <text:p/>
        </draw:line>
        <draw:g>
          <draw:g>
            <draw:polygon draw:style-name="gr2" draw:text-style-name="P2" draw:layer="layout" svg:width="4cm" svg:height="1.5cm" svg:x="31.432cm" svg:y="11.557cm" svg:viewBox="0 0 4001 1501" draw:points="0,1501 4001,1501 4001,0 0,0">
              <text:p/>
            </draw:polygon>
            <draw:polygon draw:style-name="gr3" draw:text-style-name="P1" draw:layer="layout" svg:width="4cm" svg:height="1.5cm" svg:x="31.432cm" svg:y="11.557cm" svg:viewBox="0 0 4001 1501" draw:points="0,1501 4001,1501 4001,0 0,0">
              <text:p/>
            </draw:polygon>
          </draw:g>
          <draw:frame draw:style-name="gr4" draw:text-style-name="P4" draw:layer="layout" svg:width="4cm" svg:height="1.5cm" svg:x="31.432cm" svg:y="11.557cm">
            <draw:text-box>
              <text:p text:style-name="P3"><text:span text:style-name="T1">Fiador</text:span></text:p>
            </draw:text-box>
          </draw:frame>
        </draw:g>
        <draw:line draw:style-name="gr7" draw:text-style-name="P1" draw:layer="layout" svg:x1="26.416cm" svg:y1="11.176cm" svg:x2="31.369cm" svg:y2="12.319cm">
          <text:p/>
        </draw:line>
        <draw:line draw:style-name="gr7" draw:text-style-name="P1" draw:layer="layout" svg:x1="22.733cm" svg:y1="26.416cm" svg:x2="23.789cm" svg:y2="28.162cm">
          <text:p/>
        </draw:line>
        <draw:line draw:style-name="gr7" draw:text-style-name="P1" draw:layer="layout" svg:x1="20.816cm" svg:y1="28.913cm" svg:x2="21.789cm" svg:y2="28.913cm">
          <text:p/>
        </draw:line>
        <draw:g>
          <draw:g>
            <draw:path draw:style-name="gr2" draw:text-style-name="P2" draw:layer="layout" svg:width="3.053cm" svg:height="1.5cm" svg:x="46.258cm" svg:y="37.77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46.258cm" svg:y="37.77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46.449cm" svg:y="37.864cm">
            <draw:text-box>
              <text:p text:style-name="P3"><text:span text:style-name="T1">Monto final</text:span></text:p>
            </draw:text-box>
          </draw:frame>
        </draw:g>
        <draw:g>
          <draw:g>
            <draw:path draw:style-name="gr2" draw:text-style-name="P2" draw:layer="layout" svg:width="3.053cm" svg:height="1.5cm" svg:x="47.384cm" svg:y="36.12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  <draw:path draw:style-name="gr3" draw:text-style-name="P1" draw:layer="layout" svg:width="3.053cm" svg:height="1.5cm" svg:x="47.384cm" svg:y="36.12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</draw:g>
          <draw:frame draw:style-name="gr5" draw:text-style-name="P4" draw:layer="layout" svg:width="2.671cm" svg:height="1.312cm" svg:x="47.575cm" svg:y="36.214cm">
            <draw:text-box>
              <text:p text:style-name="P3"><text:span text:style-name="T1">Monto inicial</text:span></text:p>
            </draw:text-box>
          </draw:frame>
        </draw:g>
        <draw:g>
          <draw:g>
            <draw:path draw:style-name="gr2" draw:text-style-name="P2" draw:layer="layout" svg:width="3.053cm" svg:height="1.5cm" svg:x="44.317cm" svg:y="40.64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44.317cm" svg:y="40.64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44.507cm" svg:y="40.734cm">
            <draw:text-box>
              <text:p text:style-name="P3"><text:span text:style-name="T1">Dias de incobrabilidad</text:span></text:p>
            </draw:text-box>
          </draw:frame>
        </draw:g>
        <draw:g>
          <draw:g>
            <draw:path draw:style-name="gr2" draw:text-style-name="P2" draw:layer="layout" svg:width="3.053cm" svg:height="1.499cm" svg:x="40.005cm" svg:y="38.07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40.005cm" svg:y="38.07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40.196cm" svg:y="38.164cm">
            <draw:text-box>
              <text:p text:style-name="P3"><text:span text:style-name="T1">Tasa de mora</text:span></text:p>
            </draw:text-box>
          </draw:frame>
        </draw:g>
        <draw:line draw:style-name="gr7" draw:text-style-name="P1" draw:layer="layout" svg:x1="43.085cm" svg:y1="36.32cm" svg:x2="41.531cm" svg:y2="38.071cm">
          <text:p/>
        </draw:line>
        <draw:line draw:style-name="gr7" draw:text-style-name="P1" draw:layer="layout" svg:x1="43.084cm" svg:y1="36.32cm" svg:x2="45.72cm" svg:y2="40.513cm">
          <text:p/>
        </draw:line>
        <draw:line draw:style-name="gr7" draw:text-style-name="P1" draw:layer="layout" svg:x1="46.259cm" svg:y1="38.521cm" svg:x2="43.084cm" svg:y2="36.32cm">
          <text:p/>
        </draw:line>
        <draw:line draw:style-name="gr7" draw:text-style-name="P1" draw:layer="layout" svg:x1="47.385cm" svg:y1="36.871cm" svg:x2="43.084cm" svg:y2="36.32cm">
          <text:p/>
        </draw:line>
        <draw:g xml:id="id11" draw:id="id11">
          <draw:g>
            <draw:polygon draw:style-name="gr2" draw:text-style-name="P2" draw:layer="layout" svg:width="4cm" svg:height="1.5cm" svg:x="27.321cm" svg:y="24.511cm" svg:viewBox="0 0 4001 1501" draw:points="0,1501 4001,1501 4001,0 0,0">
              <text:p/>
            </draw:polygon>
            <draw:polygon draw:style-name="gr3" draw:text-style-name="P1" draw:layer="layout" svg:width="4cm" svg:height="1.5cm" svg:x="27.321cm" svg:y="24.511cm" svg:viewBox="0 0 4001 1501" draw:points="0,1501 4001,1501 4001,0 0,0">
              <text:p/>
            </draw:polygon>
          </draw:g>
          <draw:frame draw:style-name="gr4" draw:text-style-name="P4" draw:layer="layout" svg:width="4cm" svg:height="1.5cm" svg:x="27.321cm" svg:y="24.511cm">
            <draw:text-box>
              <text:p text:style-name="P3"><text:span text:style-name="T1">Cuota</text:span></text:p>
            </draw:text-box>
          </draw:frame>
        </draw:g>
        <draw:g xml:id="id10" draw:id="id10">
          <draw:g>
            <draw:polygon draw:style-name="gr2" draw:text-style-name="P2" draw:layer="layout" svg:width="2cm" svg:height="1.119cm" svg:x="31.019cm" svg:y="22.733cm" svg:viewBox="0 0 2001 1120" draw:points="1000,1120 2001,560 1000,0 0,560">
              <text:p/>
            </draw:polygon>
            <draw:polygon draw:style-name="gr3" draw:text-style-name="P1" draw:layer="layout" svg:width="2cm" svg:height="1.119cm" svg:x="31.019cm" svg:y="22.733cm" svg:viewBox="0 0 2001 1120" draw:points="1000,1120 2001,560 1000,0 0,560">
              <text:p/>
            </draw:polygon>
          </draw:g>
          <draw:frame draw:style-name="gr14" draw:text-style-name="P5" draw:layer="layout" svg:width="2cm" svg:height="1.119cm" svg:x="31.019cm" svg:y="22.733cm">
            <draw:text-box>
              <text:p text:style-name="P3"><text:span text:style-name="T1">Divide</text:span></text:p>
            </draw:text-box>
          </draw:frame>
        </draw:g>
        <draw:g>
          <draw:g>
            <draw:path draw:style-name="gr2" draw:text-style-name="P2" draw:layer="layout" svg:width="3.053cm" svg:height="1.5cm" svg:x="24.257cm" svg:y="26.566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  <draw:path draw:style-name="gr3" draw:text-style-name="P1" draw:layer="layout" svg:width="3.053cm" svg:height="1.5cm" svg:x="24.257cm" svg:y="26.566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</draw:g>
          <draw:frame draw:style-name="gr5" draw:text-style-name="P4" draw:layer="layout" svg:width="2.671cm" svg:height="1.312cm" svg:x="24.448cm" svg:y="26.66cm">
            <draw:text-box>
              <text:p text:style-name="P3"><text:span text:style-name="T1">Cantidad</text:span></text:p>
            </draw:text-box>
          </draw:frame>
        </draw:g>
        <draw:g>
          <draw:g>
            <draw:path draw:style-name="gr2" draw:text-style-name="P2" draw:layer="layout" svg:width="3.053cm" svg:height="1.5cm" svg:x="57.25cm" svg:y="20.5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57.25cm" svg:y="20.5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57.441cm" svg:y="20.594cm">
            <draw:text-box>
              <text:p text:style-name="P3"><text:span text:style-name="T1">Tipo cliente</text:span></text:p>
            </draw:text-box>
          </draw:frame>
        </draw:g>
        <draw:line draw:style-name="gr7" draw:text-style-name="P1" draw:layer="layout" svg:x1="55cm" svg:y1="21.25cm" svg:x2="57.25cm" svg:y2="21.25cm">
          <text:p/>
        </draw:line>
        <draw:line draw:style-name="gr7" draw:text-style-name="P1" draw:layer="layout" svg:x1="27.305cm" svg:y1="27.178cm" svg:x2="29.337cm" svg:y2="26.035cm">
          <text:p/>
        </draw:line>
        <draw:line draw:style-name="gr7" draw:text-style-name="P1" draw:layer="layout" svg:x1="29.321cm" svg:y1="26.011cm" svg:x2="29.321cm" svg:y2="28.261cm">
          <text:p/>
        </draw:line>
        <draw:g xml:id="id19" draw:id="id19">
          <draw:g>
            <draw:path draw:style-name="gr2" draw:text-style-name="P2" draw:layer="layout" svg:width="3.053cm" svg:height="1.499cm" svg:x="35.179cm" svg:y="25.043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  <draw:path draw:style-name="gr3" draw:text-style-name="P1" draw:layer="layout" svg:width="3.053cm" svg:height="1.499cm" svg:x="35.179cm" svg:y="25.043cm" svg:viewBox="0 0 3054 1500" svg:d="M0 750c0-138 64-255 205-375 140-120 315-205 558-275 244-69 483-100 764-100s520 31 763 100c244 70 419 155 559 275 141 120 205 237 205 375s-64 255-205 375c-140 120-315 205-558 275-244 69-483 100-764 100s-520-31-763-100c-244-70-419-155-559-275-141-120-205-237-205-375z">
              <text:p/>
            </draw:path>
          </draw:g>
          <draw:frame draw:style-name="gr5" draw:text-style-name="P4" draw:layer="layout" svg:width="2.671cm" svg:height="1.312cm" svg:x="35.37cm" svg:y="25.137cm">
            <draw:text-box>
              <text:p text:style-name="P3"><text:span text:style-name="T1">Cobro</text:span></text:p>
            </draw:text-box>
          </draw:frame>
        </draw:g>
        <draw:g>
          <draw:g>
            <draw:path draw:style-name="gr2" draw:text-style-name="P2" draw:layer="layout" svg:width="3.053cm" svg:height="1.5cm" svg:x="26.664cm" svg:y="22.352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  <draw:path draw:style-name="gr3" draw:text-style-name="P1" draw:layer="layout" svg:width="3.053cm" svg:height="1.5cm" svg:x="26.664cm" svg:y="22.352cm" svg:viewBox="0 0 3054 1501" svg:d="M0 751c0-139 64-256 205-376 140-119 315-205 558-274 244-70 483-101 764-101s520 31 763 101c244 69 419 155 559 274 141 120 205 237 205 375v1c0 138-64 255-205 375-140 119-315 205-558 274-244 70-483 101-764 101s-520-31-763-101c-244-69-419-155-559-274-141-120-205-237-205-375z">
              <text:p/>
            </draw:path>
          </draw:g>
          <draw:frame draw:style-name="gr5" draw:text-style-name="P4" draw:layer="layout" svg:width="2.671cm" svg:height="1.312cm" svg:x="26.855cm" svg:y="22.446cm">
            <draw:text-box>
              <text:p text:style-name="P3"><text:span text:style-name="T1">Monto</text:span></text:p>
            </draw:text-box>
          </draw:frame>
        </draw:g>
        <draw:g>
          <draw:g>
            <draw:path draw:style-name="gr2" draw:text-style-name="P2" draw:layer="layout" svg:width="3.053cm" svg:height="1.5cm" svg:x="30.353cm" svg:y="27.201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30.353cm" svg:y="27.201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30.544cm" svg:y="27.295cm">
            <draw:text-box>
              <text:p text:style-name="P3"><text:span text:style-name="T1">Fecha</text:span></text:p>
            </draw:text-box>
          </draw:frame>
        </draw:g>
        <draw:line draw:style-name="gr7" draw:text-style-name="P1" draw:layer="layout" svg:x1="29.337cm" svg:y1="24.511cm" svg:x2="28.448cm" svg:y2="23.876cm">
          <text:p/>
        </draw:line>
        <draw:line draw:style-name="gr7" draw:text-style-name="P1" draw:layer="layout" svg:x1="31.75cm" svg:y1="27.178cm" svg:x2="29.321cm" svg:y2="26.011cm">
          <text:p/>
        </draw:line>
        <draw:g>
          <draw:g>
            <draw:polygon draw:style-name="gr2" draw:text-style-name="P2" draw:layer="layout" svg:width="4cm" svg:height="1.5cm" svg:x="7.31cm" svg:y="35.794cm" svg:viewBox="0 0 4001 1501" draw:points="0,1501 4001,1501 4001,0 0,0">
              <text:p/>
            </draw:polygon>
            <draw:polygon draw:style-name="gr3" draw:text-style-name="P1" draw:layer="layout" svg:width="4cm" svg:height="1.5cm" svg:x="7.31cm" svg:y="35.794cm" svg:viewBox="0 0 4001 1501" draw:points="0,1501 4001,1501 4001,0 0,0">
              <text:p/>
            </draw:polygon>
          </draw:g>
          <draw:frame draw:style-name="gr4" draw:text-style-name="P4" draw:layer="layout" svg:width="4cm" svg:height="1.5cm" svg:x="7.31cm" svg:y="35.794cm">
            <draw:text-box>
              <text:p text:style-name="P3"><text:span text:style-name="T1">Departamento</text:span></text:p>
            </draw:text-box>
          </draw:frame>
        </draw:g>
        <draw:g>
          <draw:g>
            <draw:polygon draw:style-name="gr2" draw:text-style-name="P2" draw:layer="layout" svg:width="4cm" svg:height="1.5cm" svg:x="13.31cm" svg:y="35.794cm" svg:viewBox="0 0 4001 1501" draw:points="0,1501 4001,1501 4001,0 0,0">
              <text:p/>
            </draw:polygon>
            <draw:polygon draw:style-name="gr3" draw:text-style-name="P1" draw:layer="layout" svg:width="4cm" svg:height="1.5cm" svg:x="13.31cm" svg:y="35.794cm" svg:viewBox="0 0 4001 1501" draw:points="0,1501 4001,1501 4001,0 0,0">
              <text:p/>
            </draw:polygon>
          </draw:g>
          <draw:frame draw:style-name="gr4" draw:text-style-name="P4" draw:layer="layout" svg:width="4cm" svg:height="1.5cm" svg:x="13.31cm" svg:y="35.794cm">
            <draw:text-box>
              <text:p text:style-name="P3"><text:span text:style-name="T1">Tipo</text:span></text:p>
            </draw:text-box>
          </draw:frame>
        </draw:g>
        <draw:g>
          <draw:g>
            <draw:polygon draw:style-name="gr2" draw:text-style-name="P2" draw:layer="layout" svg:width="4cm" svg:height="1.5cm" svg:x="22.503cm" svg:y="36.016cm" svg:viewBox="0 0 4001 1501" draw:points="0,1501 4001,1501 4001,0 0,0">
              <text:p/>
            </draw:polygon>
            <draw:polygon draw:style-name="gr3" draw:text-style-name="P1" draw:layer="layout" svg:width="4cm" svg:height="1.5cm" svg:x="22.503cm" svg:y="36.016cm" svg:viewBox="0 0 4001 1501" draw:points="0,1501 4001,1501 4001,0 0,0">
              <text:p/>
            </draw:polygon>
          </draw:g>
          <draw:frame draw:style-name="gr4" draw:text-style-name="P4" draw:layer="layout" svg:width="4cm" svg:height="1.5cm" svg:x="22.503cm" svg:y="36.016cm">
            <draw:text-box>
              <text:p text:style-name="P3"><text:span text:style-name="T1">Sucursal</text:span></text:p>
            </draw:text-box>
          </draw:frame>
        </draw:g>
        <draw:g>
          <draw:g>
            <draw:path draw:style-name="gr2" draw:text-style-name="P2" draw:layer="layout" svg:width="2.749cm" svg:height="1.351cm" svg:x="5.621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5.621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5.792cm" svg:y="38.628cm">
            <draw:text-box>
              <text:p text:style-name="P3"><text:span text:style-name="T1">Codigo</text:span></text:p>
            </draw:text-box>
          </draw:frame>
        </draw:g>
        <draw:g>
          <draw:g>
            <draw:path draw:style-name="gr2" draw:text-style-name="P2" draw:layer="layout" svg:width="2.749cm" svg:height="1.351cm" svg:x="9.05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9.05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9.222cm" svg:y="38.628cm">
            <draw:text-box>
              <text:p text:style-name="P3"><text:span text:style-name="T1">Nombre</text:span></text:p>
            </draw:text-box>
          </draw:frame>
        </draw:g>
        <draw:g>
          <draw:g>
            <draw:path draw:style-name="gr2" draw:text-style-name="P2" draw:layer="layout" svg:width="2.749cm" svg:height="1.351cm" svg:x="12.48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12.48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12.651cm" svg:y="38.628cm">
            <draw:text-box>
              <text:p text:style-name="P3"><text:span text:style-name="T1">Codigo</text:span></text:p>
            </draw:text-box>
          </draw:frame>
        </draw:g>
        <draw:g>
          <draw:g>
            <draw:path draw:style-name="gr2" draw:text-style-name="P2" draw:layer="layout" svg:width="2.749cm" svg:height="1.351cm" svg:x="15.737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15.737cm" svg:y="38.544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15.909cm" svg:y="38.628cm">
            <draw:text-box>
              <text:p text:style-name="P3"><text:span text:style-name="T1">Nombre</text:span></text:p>
            </draw:text-box>
          </draw:frame>
        </draw:g>
        <draw:g>
          <draw:g>
            <draw:path draw:style-name="gr2" draw:text-style-name="P2" draw:layer="layout" svg:width="2.749cm" svg:height="1.351cm" svg:x="22.187cm" svg:y="38.76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22.187cm" svg:y="38.76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22.359cm" svg:y="38.85cm">
            <draw:text-box>
              <text:p text:style-name="P3"><text:span text:style-name="T1">Codigo</text:span></text:p>
            </draw:text-box>
          </draw:frame>
        </draw:g>
        <draw:g>
          <draw:g>
            <draw:path draw:style-name="gr2" draw:text-style-name="P2" draw:layer="layout" svg:width="2.749cm" svg:height="1.351cm" svg:x="25.444cm" svg:y="38.76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  <draw:path draw:style-name="gr3" draw:text-style-name="P1" draw:layer="layout" svg:width="2.749cm" svg:height="1.351cm" svg:x="25.444cm" svg:y="38.766cm" svg:viewBox="0 0 2750 1352" svg:d="M0 676c0-124 58-230 184-338 127-108 284-185 503-248 220-62 435-90 688-90s468 28 687 90c220 63 377 140 504 248 126 108 184 214 184 338s-58 230-184 338c-127 108-284 185-503 248-220 62-435 90-688 90s-468-28-687-90c-220-63-377-140-504-248-126-108-184-214-184-338z">
              <text:p/>
            </draw:path>
          </draw:g>
          <draw:frame draw:style-name="gr12" draw:text-style-name="P4" draw:layer="layout" svg:width="2.405cm" svg:height="1.182cm" svg:x="25.616cm" svg:y="38.85cm">
            <draw:text-box>
              <text:p text:style-name="P3"><text:span text:style-name="T1">Nombre</text:span></text:p>
            </draw:text-box>
          </draw:frame>
        </draw:g>
        <draw:line draw:style-name="gr7" draw:text-style-name="P1" draw:layer="layout" svg:x1="9.311cm" svg:y1="37.294cm" svg:x2="6.995cm" svg:y2="38.545cm">
          <text:p/>
        </draw:line>
        <draw:line draw:style-name="gr7" draw:text-style-name="P1" draw:layer="layout" svg:x1="10.425cm" svg:y1="38.545cm" svg:x2="9.31cm" svg:y2="37.294cm">
          <text:p/>
        </draw:line>
        <draw:line draw:style-name="gr7" draw:text-style-name="P1" draw:layer="layout" svg:x1="13.854cm" svg:y1="38.545cm" svg:x2="15.311cm" svg:y2="37.294cm">
          <text:p/>
        </draw:line>
        <draw:line draw:style-name="gr7" draw:text-style-name="P1" draw:layer="layout" svg:x1="17.112cm" svg:y1="38.545cm" svg:x2="15.31cm" svg:y2="37.294cm">
          <text:p/>
        </draw:line>
        <draw:line draw:style-name="gr7" draw:text-style-name="P1" draw:layer="layout" svg:x1="23.562cm" svg:y1="38.767cm" svg:x2="24.505cm" svg:y2="37.516cm">
          <text:p/>
        </draw:line>
        <draw:line draw:style-name="gr7" draw:text-style-name="P1" draw:layer="layout" svg:x1="26.819cm" svg:y1="38.767cm" svg:x2="24.503cm" svg:y2="37.516cm">
          <text:p/>
        </draw:line>
        <draw:g>
          <draw:g>
            <draw:polygon draw:style-name="gr2" draw:text-style-name="P2" draw:layer="layout" svg:width="2cm" svg:height="1.5cm" svg:x="14.31cm" svg:y="32.544cm" svg:viewBox="0 0 2001 1501" draw:points="1000,1501 2001,750 1000,0 0,750">
              <text:p/>
            </draw:polygon>
            <draw:polygon draw:style-name="gr3" draw:text-style-name="P1" draw:layer="layout" svg:width="2cm" svg:height="1.5cm" svg:x="14.31cm" svg:y="32.544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14.31cm" svg:y="32.544cm">
            <draw:text-box>
              <text:p text:style-name="P3"><text:span text:style-name="T1">Es de un</text:span></text:p>
            </draw:text-box>
          </draw:frame>
        </draw:g>
        <draw:g>
          <draw:g>
            <draw:polygon draw:style-name="gr2" draw:text-style-name="P2" draw:layer="layout" svg:width="2cm" svg:height="1.5cm" svg:x="8.31cm" svg:y="32.5cm" svg:viewBox="0 0 2001 1501" draw:points="1000,1501 2001,750 1000,0 0,750">
              <text:p/>
            </draw:polygon>
            <draw:polygon draw:style-name="gr3" draw:text-style-name="P1" draw:layer="layout" svg:width="2cm" svg:height="1.5cm" svg:x="8.31cm" svg:y="32.5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8.31cm" svg:y="32.5cm">
            <draw:text-box>
              <text:p text:style-name="P3"><text:span text:style-name="T1">Pertenece</text:span></text:p>
            </draw:text-box>
          </draw:frame>
        </draw:g>
        <draw:line draw:style-name="gr7" draw:text-style-name="P1" draw:layer="layout" svg:x1="15.396cm" svg:y1="29.663cm" svg:x2="9.31cm" svg:y2="32.501cm">
          <text:p/>
        </draw:line>
        <draw:line draw:style-name="gr7" draw:text-style-name="P1" xml:id="id8" draw:id="id8" draw:layer="layout" svg:x1="15.31cm" svg:y1="32.545cm" svg:x2="15.396cm" svg:y2="29.663cm">
          <text:p/>
        </draw:line>
        <draw:g>
          <draw:g>
            <draw:polygon draw:style-name="gr2" draw:text-style-name="P2" draw:layer="layout" svg:width="2cm" svg:height="1.5cm" svg:x="23.503cm" svg:y="32.766cm" svg:viewBox="0 0 2001 1501" draw:points="1000,1501 2001,750 1000,0 0,750">
              <text:p/>
            </draw:polygon>
            <draw:polygon draw:style-name="gr3" draw:text-style-name="P1" draw:layer="layout" svg:width="2cm" svg:height="1.5cm" svg:x="23.503cm" svg:y="32.766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23.503cm" svg:y="32.766cm">
            <draw:text-box>
              <text:p text:style-name="P3"><text:span text:style-name="T1">Pertenece</text:span></text:p>
            </draw:text-box>
          </draw:frame>
        </draw:g>
        <draw:line draw:style-name="gr7" draw:text-style-name="P1" draw:layer="layout" svg:x1="23.622cm" svg:y1="33.528cm" svg:x2="15.395cm" svg:y2="29.663cm">
          <text:p/>
        </draw:line>
        <draw:line draw:style-name="gr7" draw:text-style-name="P1" draw:layer="layout" svg:x1="9.31cm" svg:y1="34cm" svg:x2="9.31cm" svg:y2="35.793cm">
          <text:p/>
        </draw:line>
        <draw:line draw:style-name="gr7" draw:text-style-name="P1" draw:layer="layout" svg:x1="15.31cm" svg:y1="34.044cm" svg:x2="15.31cm" svg:y2="35.794cm">
          <text:p/>
        </draw:line>
        <draw:line draw:style-name="gr7" draw:text-style-name="P1" draw:layer="layout" svg:x1="24.503cm" svg:y1="34.266cm" svg:x2="24.503cm" svg:y2="36.016cm">
          <text:p/>
        </draw:line>
        <draw:g>
          <draw:g>
            <draw:path draw:style-name="gr2" draw:text-style-name="P2" draw:layer="layout" svg:width="3.053cm" svg:height="1.5cm" svg:x="53.715cm" svg:y="24.13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53.715cm" svg:y="24.13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53.906cm" svg:y="24.224cm">
            <draw:text-box>
              <text:p text:style-name="P3"><text:span text:style-name="T1">Clasificacion</text:span></text:p>
            </draw:text-box>
          </draw:frame>
        </draw:g>
        <draw:g>
          <draw:custom-shape draw:style-name="gr15" draw:text-style-name="P7" xml:id="id4" draw:id="id4" draw:layer="layout" svg:width="4.318cm" svg:height="1.905cm" svg:x="29.718cm" svg:y="8.128cm">
            <text:p text:style-name="P6"><text:span text:style-name="T2">Estado civ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xml:id="id2" draw:id="id2" draw:layer="layout" svg:width="3.048cm" svg:height="1.143cm" svg:x="30.226cm" svg:y="6.858cm">
            <text:p text:style-name="P6"><text:span text:style-name="T2">Profes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xml:id="id1" draw:id="id1" draw:layer="layout" svg:width="2.921cm" svg:height="1.651cm" svg:x="29.337cm" svg:y="3.429cm">
            <text:p text:style-name="P6"><text:span text:style-name="T2">Salar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8" xml:id="id3" draw:id="id3" draw:layer="layout" draw:type="line" svg:x1="29.764cm" svg:y1="4.839cm" svg:x2="28.357cm" svg:y2="6.817cm" draw:start-shape="id1" draw:start-glue-point="7" svg:d="M29764 4839l-1407 1978" svg:viewBox="0 0 1408 1979">
            <text:p/>
          </draw:connector>
          <draw:connector draw:style-name="gr18" draw:text-style-name="P8" draw:layer="layout" draw:type="line" svg:x1="30.226cm" svg:y1="7.43cm" svg:x2="28.357cm" svg:y2="6.817cm" draw:start-shape="id2" draw:start-glue-point="6" draw:end-shape="id3" draw:end-glue-point="3" svg:d="M30226 7430l-1869-613" svg:viewBox="0 0 1870 614">
            <text:p/>
          </draw:connector>
          <draw:connector draw:style-name="gr18" draw:text-style-name="P8" draw:layer="layout" draw:type="line" svg:x1="30.35cm" svg:y1="8.407cm" svg:x2="28.357cm" svg:y2="6.817cm" draw:start-shape="id4" draw:start-glue-point="5" draw:end-shape="id3" draw:end-glue-point="3" svg:d="M30350 8407l-1993-1590" svg:viewBox="0 0 1994 1591">
            <text:p/>
          </draw:connector>
        </draw:g>
        <draw:custom-shape draw:style-name="gr19" draw:text-style-name="P7" xml:id="id6" draw:id="id6" draw:layer="layout" svg:width="1.905cm" svg:height="1.27cm" svg:x="19.05cm" svg:y="35.941cm">
          <text:p text:style-name="P6"><text:span text:style-name="T2">Marc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5" draw:id="id5" draw:layer="layout" svg:width="2.286cm" svg:height="1.016cm" svg:x="18.923cm" svg:y="38.735cm">
          <text:p text:style-name="P9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olygon draw:style-name="gr2" draw:text-style-name="P2" draw:layer="layout" svg:width="4cm" svg:height="1.5cm" svg:x="31.559cm" svg:y="15.517cm" svg:viewBox="0 0 4001 1501" draw:points="0,1501 4001,1501 4001,0 0,0">
              <text:p/>
            </draw:polygon>
            <draw:polygon draw:style-name="gr3" draw:text-style-name="P1" draw:layer="layout" svg:width="4cm" svg:height="1.5cm" svg:x="31.559cm" svg:y="15.517cm" svg:viewBox="0 0 4001 1501" draw:points="0,1501 4001,1501 4001,0 0,0">
              <text:p/>
            </draw:polygon>
          </draw:g>
          <draw:frame draw:style-name="gr4" draw:text-style-name="P4" draw:layer="layout" svg:width="4cm" svg:height="1.5cm" svg:x="31.559cm" svg:y="15.517cm">
            <draw:text-box>
              <text:p text:style-name="P3"><text:span text:style-name="T1">Credito-Fiador</text:span></text:p>
            </draw:text-box>
          </draw:frame>
        </draw:g>
        <draw:connector draw:style-name="gr21" draw:text-style-name="P8" draw:layer="layout" draw:type="line" svg:x1="20.066cm" svg:y1="38.735cm" svg:x2="20.002cm" svg:y2="37.211cm" draw:start-shape="id5" draw:start-glue-point="4" draw:end-shape="id6" draw:end-glue-point="2" svg:d="M20066 38735l-64-1524" svg:viewBox="0 0 65 1525">
          <text:p/>
        </draw:connector>
        <draw:g xml:id="id7" draw:id="id7">
          <draw:g>
            <draw:polygon draw:style-name="gr2" draw:text-style-name="P2" draw:layer="layout" svg:width="2cm" svg:height="1.5cm" svg:x="18.923cm" svg:y="32.766cm" svg:viewBox="0 0 2001 1501" draw:points="1000,1501 2001,750 1000,0 0,750">
              <text:p/>
            </draw:polygon>
            <draw:polygon draw:style-name="gr3" draw:text-style-name="P1" draw:layer="layout" svg:width="2cm" svg:height="1.5cm" svg:x="18.923cm" svg:y="32.766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18.923cm" svg:y="32.766cm">
            <draw:text-box>
              <text:p text:style-name="P3"><text:span text:style-name="T1">Es</text:span></text:p>
            </draw:text-box>
          </draw:frame>
        </draw:g>
        <draw:connector draw:style-name="gr18" draw:text-style-name="P8" draw:layer="layout" draw:type="line" svg:x1="19.923cm" svg:y1="32.766cm" svg:x2="15.353cm" svg:y2="29.663cm" draw:start-shape="id7" draw:start-glue-point="0" draw:end-shape="id8" draw:end-glue-point="0" svg:d="M19923 32766l-4570-3103" svg:viewBox="0 0 4571 3104">
          <text:p/>
        </draw:connector>
        <draw:connector draw:style-name="gr18" draw:text-style-name="P8" draw:layer="layout" draw:type="line" svg:x1="19.923cm" svg:y1="34.267cm" svg:x2="20.002cm" svg:y2="35.941cm" draw:start-shape="id7" draw:start-glue-point="2" draw:end-shape="id6" draw:end-glue-point="0" svg:d="M19923 34267l79 1674" svg:viewBox="0 0 80 1675">
          <text:p/>
        </draw:connector>
        <draw:g>
          <draw:g>
            <draw:polygon draw:style-name="gr2" draw:text-style-name="P2" draw:layer="layout" svg:width="2cm" svg:height="1.5cm" svg:x="32.512cm" svg:y="13.589cm" svg:viewBox="0 0 2001 1501" draw:points="1000,1501 2001,750 1000,0 0,750">
              <text:p/>
            </draw:polygon>
            <draw:polygon draw:style-name="gr3" draw:text-style-name="P1" draw:layer="layout" svg:width="2cm" svg:height="1.5cm" svg:x="32.512cm" svg:y="13.589cm" svg:viewBox="0 0 2001 1501" draw:points="1000,1501 2001,750 1000,0 0,750">
              <text:p/>
            </draw:polygon>
          </draw:g>
          <draw:frame draw:style-name="gr4" draw:text-style-name="P4" xml:id="id9" draw:id="id9" draw:layer="layout" svg:width="2cm" svg:height="1.5cm" svg:x="32.512cm" svg:y="13.589cm">
            <draw:text-box>
              <text:p text:style-name="P3"><text:span text:style-name="T1">Pertenece</text:span></text:p>
            </draw:text-box>
          </draw:frame>
          <draw:connector draw:style-name="gr18" draw:text-style-name="P8" draw:layer="layout" draw:type="line" svg:x1="33.555cm" svg:y1="13.042cm" svg:x2="33.512cm" svg:y2="13.589cm" draw:end-shape="id9" draw:end-glue-point="0" svg:d="M33555 13042l-43 547" svg:viewBox="0 0 44 548">
            <text:p/>
          </draw:connector>
          <draw:connector draw:style-name="gr18" draw:text-style-name="P8" draw:layer="layout" draw:type="line" svg:x1="33.512cm" svg:y1="15.089cm" svg:x2="33.524cm" svg:y2="15.532cm" draw:start-shape="id9" draw:start-glue-point="2" svg:d="M33512 15089l12 443" svg:viewBox="0 0 13 444">
            <text:p/>
          </draw:connector>
          <draw:connector draw:style-name="gr18" draw:text-style-name="P8" draw:layer="layout" draw:type="line" svg:x1="33.618cm" svg:y1="16.995cm" svg:x2="33.493cm" svg:y2="18.054cm" svg:d="M33618 16995l-125 1059" svg:viewBox="0 0 126 1060">
            <text:p/>
          </draw:connector>
          <draw:connector draw:style-name="gr18" draw:text-style-name="P8" draw:layer="layout" draw:type="line" svg:x1="33.524cm" svg:y1="19.517cm" svg:x2="33.524cm" svg:y2="20.482cm" svg:d="M33524 19517v965" svg:viewBox="0 0 1 966">
            <text:p/>
          </draw:connector>
          <draw:connector draw:style-name="gr18" draw:text-style-name="P8" draw:layer="layout" draw:type="line" svg:x1="55.096cm" svg:y1="24.155cm" svg:x2="53.073cm" svg:y2="21.976cm" svg:d="M55096 24155l-2023-2179" svg:viewBox="0 0 2024 2180">
            <text:p/>
          </draw:connector>
        </draw:g>
        <draw:g>
          <draw:g>
            <draw:polygon draw:style-name="gr2" draw:text-style-name="P2" draw:layer="layout" svg:width="2cm" svg:height="1.5cm" svg:x="32.512cm" svg:y="18.034cm" svg:viewBox="0 0 2001 1501" draw:points="1000,1501 2001,750 1000,0 0,750">
              <text:p/>
            </draw:polygon>
            <draw:polygon draw:style-name="gr3" draw:text-style-name="P1" draw:layer="layout" svg:width="2cm" svg:height="1.5cm" svg:x="32.512cm" svg:y="18.034cm" svg:viewBox="0 0 2001 1501" draw:points="1000,1501 2001,750 1000,0 0,750">
              <text:p/>
            </draw:polygon>
          </draw:g>
          <draw:frame draw:style-name="gr4" draw:text-style-name="P4" draw:layer="layout" svg:width="2cm" svg:height="1.5cm" svg:x="32.512cm" svg:y="18.034cm">
            <draw:text-box>
              <text:p text:style-name="P3"><text:span text:style-name="T1">tiene</text:span></text:p>
            </draw:text-box>
          </draw:frame>
        </draw:g>
        <draw:g>
          <draw:g>
            <draw:path draw:style-name="gr2" draw:text-style-name="P2" draw:layer="layout" svg:width="3.053cm" svg:height="1.5cm" svg:x="27.707cm" svg:y="28.241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  <draw:path draw:style-name="gr3" draw:text-style-name="P1" draw:layer="layout" svg:width="3.053cm" svg:height="1.5cm" svg:x="27.707cm" svg:y="28.241cm" svg:viewBox="0 0 3054 1501" svg:d="M0 750c0-138 64-255 205-375 140-120 315-205 558-275 244-69 483-100 764-100s520 31 763 100c244 70 419 155 559 275 141 120 205 237 205 375s-64 256-205 376c-140 119-315 205-558 274-244 70-483 101-764 101s-520-31-763-101c-244-69-419-155-559-274-141-120-205-238-205-376z">
              <text:p/>
            </draw:path>
          </draw:g>
          <draw:frame draw:style-name="gr5" draw:text-style-name="P4" draw:layer="layout" svg:width="2.671cm" svg:height="1.312cm" svg:x="27.898cm" svg:y="28.335cm">
            <draw:text-box>
              <text:p text:style-name="P3"><text:span text:style-name="T1">Mora</text:span></text:p>
            </draw:text-box>
          </draw:frame>
        </draw:g>
        <draw:connector draw:style-name="gr22" draw:text-style-name="P8" draw:layer="layout" draw:type="line" svg:x1="32.019cm" svg:y1="23.853cm" svg:x2="29.321cm" svg:y2="24.511cm" draw:start-shape="id10" draw:start-glue-point="2" draw:end-shape="id11" draw:end-glue-point="0" svg:d="M32019 23853l-2698 658" svg:viewBox="0 0 2699 659">
          <text:p/>
        </draw:connector>
        <draw:connector draw:style-name="gr22" draw:text-style-name="P8" draw:layer="layout" draw:type="line" svg:x1="32.019cm" svg:y1="22.733cm" svg:x2="33.514cm" svg:y2="22cm" draw:start-shape="id10" draw:start-glue-point="0" draw:end-shape="id12" draw:end-glue-point="0" svg:d="M32019 22733l1495-733" svg:viewBox="0 0 1496 734">
          <text:p/>
        </draw:connector>
        <draw:connector draw:style-name="gr18" draw:text-style-name="P8" draw:layer="layout" draw:type="line" svg:x1="33.5cm" svg:y1="20.5cm" svg:x2="36.068cm" svg:y2="18.669cm" draw:start-shape="id13" draw:start-glue-point="0" draw:end-shape="id14" draw:end-glue-point="2" svg:d="M33500 20500l2568-1831" svg:viewBox="0 0 2569 1832">
          <text:p/>
        </draw:connector>
        <draw:g xml:id="id15" draw:id="id15">
          <draw:g>
            <draw:path draw:style-name="gr2" draw:text-style-name="P2" draw:layer="layout" svg:width="3.047cm" svg:height="1.396cm" svg:x="36.449cm" svg:y="18.923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  <draw:path draw:style-name="gr3" draw:text-style-name="P1" draw:layer="layout" svg:width="3.047cm" svg:height="1.396cm" svg:x="36.449cm" svg:y="18.923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</draw:g>
          <draw:frame draw:style-name="gr6" draw:text-style-name="P5" draw:layer="layout" svg:width="2.665cm" svg:height="1.221cm" svg:x="36.639cm" svg:y="19.011cm">
            <draw:text-box>
              <text:p text:style-name="P3"><text:span text:style-name="T1">Tipo</text:span></text:p>
            </draw:text-box>
          </draw:frame>
        </draw:g>
        <draw:connector draw:style-name="gr18" draw:text-style-name="P8" draw:layer="layout" draw:type="line" svg:x1="36.449cm" svg:y1="19.621cm" svg:x2="35.5cm" svg:y2="21.25cm" draw:start-shape="id15" draw:start-glue-point="3" draw:end-shape="id16" draw:end-glue-point="3" svg:d="M36449 19621l-949 1629" svg:viewBox="0 0 950 1630">
          <text:p/>
        </draw:connector>
        <draw:g xml:id="id17" draw:id="id17">
          <draw:g>
            <draw:path draw:style-name="gr2" draw:text-style-name="P2" draw:layer="layout" svg:width="3.047cm" svg:height="1.396cm" svg:x="37.338cm" svg:y="21.59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  <draw:path draw:style-name="gr3" draw:text-style-name="P1" draw:layer="layout" svg:width="3.047cm" svg:height="1.396cm" svg:x="37.338cm" svg:y="21.59cm" svg:viewBox="0 0 3048 1397" svg:d="M0 699c0-129 64-238 205-350 139-112 314-191 557-256 243-64 482-93 762-93s519 29 762 93c243 65 418 144 557 256 141 112 205 221 205 350 0 128-64 237-205 349-139 112-314 191-557 256-243 64-482 93-762 93s-519-29-762-93c-243-65-418-144-557-256-141-112-205-221-205-349z">
              <text:p/>
            </draw:path>
          </draw:g>
          <draw:frame draw:style-name="gr6" draw:text-style-name="P5" draw:layer="layout" svg:width="2.665cm" svg:height="1.221cm" svg:x="37.528cm" svg:y="21.678cm">
            <draw:text-box>
              <text:p text:style-name="P3"><text:span text:style-name="T1">Estado</text:span></text:p>
            </draw:text-box>
          </draw:frame>
        </draw:g>
        <draw:connector draw:style-name="gr18" draw:text-style-name="P8" draw:layer="layout" draw:type="line" svg:x1="35.5cm" svg:y1="21.25cm" svg:x2="37.338cm" svg:y2="22.288cm" draw:start-shape="id16" draw:start-glue-point="3" draw:end-shape="id17" draw:end-glue-point="3" svg:d="M35500 21250l1838 1038" svg:viewBox="0 0 1839 1039">
          <text:p/>
        </draw:connector>
        <draw:connector draw:style-name="gr18" draw:text-style-name="P8" draw:layer="layout" draw:type="line" svg:x1="33.514cm" svg:y1="22cm" svg:x2="37.332cm" svg:y2="23.991cm" draw:start-shape="id12" draw:start-glue-point="0" draw:end-shape="id18" draw:end-glue-point="3" svg:d="M33514 22000l3818 1991" svg:viewBox="0 0 3819 1992">
          <text:p/>
        </draw:connector>
        <draw:connector draw:style-name="gr18" draw:text-style-name="P8" draw:layer="layout" draw:type="line" svg:x1="36.706cm" svg:y1="25.043cm" svg:x2="33.514cm" svg:y2="22cm" draw:start-shape="id19" draw:start-glue-point="0" draw:end-shape="id12" draw:end-glue-point="0" svg:d="M36706 25043l-3192-3043" svg:viewBox="0 0 3193 3044">
          <text:p/>
        </draw:connector>
        <draw:g xml:id="id21" draw:id="id21">
          <draw:g>
            <draw:polygon draw:style-name="gr2" draw:text-style-name="P2" draw:layer="layout" svg:width="2cm" svg:height="1.5cm" svg:x="24.923cm" svg:y="24.511cm" svg:viewBox="0 0 2001 1501" draw:points="1000,1501 2001,751 1000,0 0,751">
              <text:p/>
            </draw:polygon>
            <draw:polygon draw:style-name="gr3" draw:text-style-name="P1" draw:layer="layout" svg:width="2cm" svg:height="1.5cm" svg:x="24.923cm" svg:y="24.511cm" svg:viewBox="0 0 2001 1501" draw:points="1000,1501 2001,751 1000,0 0,751">
              <text:p/>
            </draw:polygon>
          </draw:g>
          <draw:frame draw:style-name="gr4" draw:text-style-name="P4" draw:layer="layout" svg:width="2cm" svg:height="1.5cm" svg:x="24.923cm" svg:y="24.511cm">
            <draw:text-box>
              <text:p text:style-name="P3"><text:span text:style-name="T1">Registra</text:span></text:p>
            </draw:text-box>
          </draw:frame>
        </draw:g>
        <draw:connector draw:style-name="gr18" draw:text-style-name="P8" draw:layer="layout" draw:type="line" svg:x1="25.001cm" svg:y1="21.25cm" svg:x2="25.923cm" svg:y2="24.511cm" draw:start-shape="id20" draw:end-shape="id21" draw:end-glue-point="0" svg:d="M25001 21250l922 3261" svg:viewBox="0 0 923 3262">
          <text:p/>
        </draw:connector>
        <draw:connector draw:style-name="gr18" draw:text-style-name="P8" draw:layer="layout" draw:type="line" svg:x1="26.924cm" svg:y1="25.261cm" svg:x2="27.321cm" svg:y2="25.261cm" draw:start-shape="id21" draw:end-shape="id11" svg:d="M26924 25261h397" svg:viewBox="0 0 398 1">
          <text:p/>
        </draw:connector>
        <draw:g xml:id="id22" draw:id="id22">
          <draw:g>
            <draw:path draw:style-name="gr2" draw:text-style-name="P2" draw:layer="layout" svg:width="2.514cm" svg:height="1.234cm" svg:x="18.415cm" svg:y="26.416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  <draw:path draw:style-name="gr3" draw:text-style-name="P1" draw:layer="layout" svg:width="2.514cm" svg:height="1.234cm" svg:x="18.415cm" svg:y="26.416cm" svg:viewBox="0 0 2515 1235" svg:d="M0 617c0-113 53-210 168-308 116-99 260-169 461-226 200-57 397-83 628-83 232 0 429 26 629 83 201 57 345 127 461 226 115 98 168 195 168 308 0 114-53 211-168 309-116 99-260 169-461 226-200 57-397 83-628 83-232 0-429-26-629-83-201-57-345-127-461-226-115-98-168-195-168-309z">
              <text:p/>
            </draw:path>
          </draw:g>
          <draw:frame draw:style-name="gr13" draw:text-style-name="P4" draw:layer="layout" svg:width="2.2cm" svg:height="1.081cm" svg:x="18.572cm" svg:y="26.494cm">
            <draw:text-box>
              <text:p text:style-name="P3"><text:span text:style-name="T1">Fecha</text:span></text:p>
            </draw:text-box>
          </draw:frame>
        </draw:g>
        <draw:connector draw:style-name="gr18" draw:text-style-name="P8" draw:layer="layout" draw:type="line" svg:x1="19.672cm" svg:y1="27.651cm" svg:x2="17.395cm" svg:y2="28.913cm" draw:start-shape="id22" draw:start-glue-point="2" draw:end-shape="id23" draw:end-glue-point="3" svg:d="M19672 27651l-2277 1262" svg:viewBox="0 0 2278 1263">
          <text:p/>
        </draw:connector>
        <draw:g>
          <draw:g>
            <draw:polygon draw:style-name="gr2" draw:text-style-name="P2" draw:layer="layout" svg:width="2cm" svg:height="1.5cm" svg:x="32.416cm" svg:y="35.687cm" svg:viewBox="0 0 2001 1501" draw:points="1000,1501 2001,751 1000,0 0,751">
              <text:p/>
            </draw:polygon>
            <draw:polygon draw:style-name="gr3" draw:text-style-name="P1" draw:layer="layout" svg:width="2cm" svg:height="1.5cm" svg:x="32.416cm" svg:y="35.687cm" svg:viewBox="0 0 2001 1501" draw:points="1000,1501 2001,751 1000,0 0,751">
              <text:p/>
            </draw:polygon>
          </draw:g>
          <draw:frame draw:style-name="gr4" draw:text-style-name="P4" draw:layer="layout" svg:width="2cm" svg:height="1.5cm" svg:x="32.416cm" svg:y="35.687cm">
            <draw:text-box>
              <text:p text:style-name="P3"><text:span text:style-name="T1">Tiene</text:span></text:p>
            </draw:text-box>
          </draw:frame>
        </draw:g>
        <draw:line draw:style-name="gr7" draw:text-style-name="P1" draw:layer="layout" svg:x1="33.528cm" svg:y1="21.971cm" svg:x2="36.83cm" svg:y2="32.004cm">
          <text:p/>
        </draw:line>
        <draw:connector draw:style-name="gr18" draw:text-style-name="P8" draw:layer="layout" draw:type="line" svg:x1="36.941cm" svg:y1="33.401cm" svg:x2="41.084cm" svg:y2="35.57cm" draw:start-shape="id24" draw:start-glue-point="2" draw:end-shape="id25" draw:end-glue-point="3" svg:d="M36941 33401l4143 2169" svg:viewBox="0 0 4144 21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draw:stroke-dash draw:name="Dash_5f_1" draw:display-name="Dash_1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26T00:48:19.729000000</dc:date>
    <dc:description/>
    <dc:language>es-ES</dc:language>
    <dc:subject/>
    <dc:title/>
    <meta:creation-date>2019-11-21T19:44:03Z</meta:creation-date>
    <meta:initial-creator>ADMIN</meta:initial-creator>
    <meta:keyword/>
    <meta:generator>LibreOffice/6.2.8.2$Windows_X86_64 LibreOffice_project/f82ddfca21ebc1e222a662a32b25c0c9d20169ee</meta:generator>
    <meta:editing-duration>PT6H12M7S</meta:editing-duration>
    <meta:editing-cycles>27</meta:editing-cycles>
    <meta:document-statistic meta:object-count="447"/>
    <meta:user-defined meta:name="category"/>
    <meta:user-defined meta:name="company"/>
    <meta:template xlink:type="simple" xlink:actuate="onRequest" xlink:title="BASICD_M.VSTX" xlink:href=""/>
  </office:meta>
</office:document-meta>
</file>